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989cm" fo:min-width="6.358cm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3.56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3.941cm" fo:min-width="11.057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6.9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2.421cm"/>
    </style:style>
    <style:style style:name="gr8" style:family="graphic" style:parent-style-name="standard">
      <style:graphic-properties draw:textarea-horizontal-align="justify" draw:textarea-vertical-align="middle" draw:auto-grow-height="false" fo:min-height="4.449cm" fo:min-width="4.4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7.239cm" svg:x="1.508cm" svg:y="2.016cm">
          <text:p text:style-name="P1">PROFILE</text:p>
          <text:p text:style-name="P1">Id,</text:p>
          <text:p text:style-name="P1">Name,</text:p>
          <text:p text:style-name="P1">Photo,</text:p>
          <text:p text:style-name="P1">Phone,</text:p>
          <text:p text:style-name="P1">Blood</text:p>
          <text:p text:style-name="P1">Plus-minus</text:p>
          <text:p text:style-name="P1">Address</text:p>
          <text:p text:style-name="P1">Or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3.81cm" svg:x="1.254cm" svg:y="23.352cm">
          <text:p text:style-name="P1">Division</text:p>
          <text:p text:style-name="P1">Id</text:p>
          <text:p text:style-name="P1">Na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81cm" svg:x="8.493cm" svg:y="23.352cm">
          <text:p text:style-name="P1">City</text:p>
          <text:p text:style-name="P1">Id</text:p>
          <text:p text:style-name="P1">Name</text:p>
          <text:p text:style-name="P1">Division I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557cm" svg:height="4.191cm" svg:x="1.381cm" svg:y="18.653cm">
          <text:p text:style-name="P1">ADDRESS</text:p>
          <text:p text:style-name="P1">Id</text:p>
          <text:p text:style-name="P1">full_address</text:p>
          <text:p text:style-name="P1">City</text:p>
          <text:p text:style-name="P1">Divisio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493cm" svg:height="3.175cm" svg:x="11.668cm" svg:y="2.27cm">
          <text:p text:style-name="P1">Blood</text:p>
          <text:p text:style-name="P1">Type</text:p>
          <text:p text:style-name="P1">Spec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02cm" svg:height="3.048cm" svg:x="11.922cm" svg:y="6.08cm">
          <text:p text:style-name="P1">btyp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21cm" svg:height="3.175cm" svg:x="15.986cm" svg:y="5.953cm">
          <text:p text:style-name="P1">Bspec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953cm" svg:height="4.699cm" svg:x="1.381cm" svg:y="11.414cm">
          <text:p text:style-name="P1">Organision</text:p>
          <text:p text:style-name="P1">Name</text:p>
          <text:p text:style-name="P1">Phone</text:p>
          <text:p text:style-name="P1">Addres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08:40:44.188273252</meta:creation-date>
    <dc:date>2020-08-25T08:58:40.899310417</dc:date>
    <meta:editing-duration>PT13H27M26S</meta:editing-duration>
    <meta:editing-cycles>1</meta:editing-cycles>
    <meta:document-statistic meta:object-count="8"/>
    <meta:generator>LibreOffice/5.2.7.2$Linux_X86_64 LibreOffice_project/20m0$Build-2</meta:generator>
  </office:meta>
</office:document-meta>
</file>